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xewood, Barony of</text:p>
      <text:p text:style-name="Standard">Linnoden </text:p>
      <text:p text:style-name="Standard">Baron Anladon of Neheli (LG male half-elf Ftr8)</text:p>
      <text:p text:style-name="Standard"/>
      <text:p text:style-name="Standard">Cryllor, County of </text:p>
      <text:p text:style-name="Standard">Cryllor </text:p>
      <text:p text:style-name="Standard">Count Ignas Manz (LN male human Ftr16) </text:p>
      <text:p text:style-name="Standard"/>
      <text:p text:style-name="Standard">Dorlin, Duchy of </text:p>
      <text:p text:style-name="Standard">Dorglast Castle </text:p>
      <text:p text:style-name="Standard">Duke Cedrian III of Neheli (CN male human Mu7) </text:p>
      <text:p text:style-name="Standard"/>
      <text:p text:style-name="Standard">Flen, County of </text:p>
      <text:p text:style-name="Standard">Flen </text:p>
      <text:p text:style-name="Standard">Countess Allita Elgarin (N female human Clr5 of Xerbo)</text:p>
      <text:p text:style-name="Standard"/>
      <text:p text:style-name="Standard">Gand, Earldom of</text:p>
      <text:p text:style-name="Standard">Endereisen</text:p>
      <text:p text:style-name="Standard">Earl Konrad (LG male Clr11 of St. Cuthburt)</text:p>
      <text:p text:style-name="Standard"><text:s/></text:p>
      <text:p text:style-name="Standard">Good Hills, Union of the </text:p>
      <text:p text:style-name="Standard">Black Top </text:p>
      <text:p text:style-name="Standard">First Speaker Blaif Rinnar (NG male gnome Ftr6/Thf6)</text:p>
      <text:p text:style-name="Standard"><text:s/></text:p>
      <text:p text:style-name="Standard">Gradsul, Duchy of </text:p>
      <text:p text:style-name="Standard">Gradsul </text:p>
      <text:p text:style-name="Standard">Duke Luschan VIII of Rhola (LN male human Mu9)</text:p>
      <text:p text:style-name="Standard"><text:s/></text:p>
      <text:p text:style-name="Standard">Grayhill, Barony of </text:p>
      <text:p text:style-name="Standard">Dourstone </text:p>
      <text:p text:style-name="Standard">Baron Markos Skotti (NG male human Ftr7)</text:p>
      <text:p text:style-name="Standard"><text:s/></text:p>
      <text:p text:style-name="Standard">Middlemead, March of </text:p>
      <text:p text:style-name="Standard">Middlebridge </text:p>
      <text:p text:style-name="Standard">Margrave Kharn (LN male human Ftr3)</text:p>
      <text:p text:style-name="Standard"><text:s/></text:p>
      <text:p text:style-name="Standard">Niole Dra, Royal Capital and District of </text:p>
      <text:p text:style-name="Standard">Niole Dra </text:p>
      <text:p text:style-name="Standard">Lord Mayor Pugnace Dillip (LN male human Ari6)</text:p>
      <text:p text:style-name="Standard"><text:s/></text:p>
      <text:p text:style-name="Standard">Nimlee, County of </text:p>
      <text:p text:style-name="Standard">Craufield </text:p>
      <text:p text:style-name="Standard">Countess Lissen Rheyd (NG female human Clr8 of Lydia) </text:p>
      <text:p text:style-name="Standard"/>
      <text:p text:style-name="Standard">Riverwatch, Barony of</text:p>
      <text:p text:style-name="Standard">Estgant</text:p>
      <text:p text:style-name="Standard">Baroness Ariana Glamdrif (NG female human Ftr9)</text:p>
      <text:p text:style-name="Standard"/>
      <text:p text:style-name="Standard">Salinmoor, Viscounty of </text:p>
      <text:p text:style-name="Standard"><text:soft-page-break/>Seaton </text:p>
      <text:p text:style-name="Standard">Viscount Cronin Secunforth (LN male human Ftr4)</text:p>
      <text:p text:style-name="Standard"><text:s/></text:p>
      <text:p text:style-name="Standard">Sedenna, March of </text:p>
      <text:p text:style-name="Standard">Plampton </text:p>
      <text:p text:style-name="Standard">Margrave Erlich Derwent (LN male human Ftr1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ary O'Dell</meta:initial-creator>
    <meta:creation-date>2014-05-07T12:46:20.07</meta:creation-date>
    <meta:document-statistic meta:table-count="0" meta:image-count="0" meta:object-count="0" meta:page-count="2" meta:paragraph-count="49" meta:word-count="174" meta:character-count="1073"/>
    <dc:date>2014-05-08T08:54:41.44</dc:date>
    <dc:creator>Keary O'Dell</dc:creator>
    <meta:editing-duration>PT18H37M50S</meta:editing-duration>
    <meta:editing-cycles>1</meta:editing-cycles>
    <meta:generator>OpenOffice.org/3.1$Win32 OpenOffice.org_project/310m11$Build-9399</meta:generator>
  </office:meta>
</office:document-meta>
</file>